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5700E9DA8DD0D651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119cm, 11.709cm, 18.955cm, 7.64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599cm" svg:height="8.748cm" svg:x="0.101cm" svg:y="0.101cm">
          <draw:image xlink:href="Pictures/10000000000005E8000007E05700E9DA8DD0D65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10T16:04:47.912365155</dc:date>
    <meta:editing-duration>PT3M24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